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office:value-type="float" office:value="23" calcext:value-type="float">
            <text:p>23</text:p>
          </table:table-cell>
          <table:table-cell table:style-name="Default"/>
          <table:table-cell table:style-name="Default" table:formula="of:=CONCATENATE([.F2]; [.F5])" office:value-type="string" office:string-value="23I24 1" calcext:value-type="string">
            <text:p>23I24 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float" office:value="6.389056" calcext:value-type="float">
            <text:p>6.3890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I12 1</text:p>
          </table:table-cell>
          <table:table-cell office:value-type="float" office:value="6.403839" calcext:value-type="float">
            <text:p>6.403839</text:p>
          </table:table-cell>
          <table:table-cell office:value-type="string" calcext:value-type="string">
            <text:p>E12 1</text:p>
          </table:table-cell>
          <table:table-cell table:style-name="ce2" office:value-type="float" office:value="0.0147826" calcext:value-type="float">
            <text:p>1.48E-02</text:p>
          </table:table-cell>
          <table:table-cell/>
          <table:table-cell office:value-type="string" calcext:value-type="string">
            <text:p>I24 1</text:p>
          </table:table-cell>
          <table:table-cell office:value-type="float" office:value="6.392753" calcext:value-type="float">
            <text:p>6.392753</text:p>
          </table:table-cell>
          <table:table-cell office:value-type="string" calcext:value-type="string">
            <text:p>E24 1</text:p>
          </table:table-cell>
          <table:table-cell office:value-type="float" office:value="0.00369694" calcext:value-type="float">
            <text:p>3.70E-03</text:p>
          </table:table-cell>
          <table:table-cell/>
          <table:table-cell office:value-type="string" calcext:value-type="string">
            <text:p>I48 1</text:p>
          </table:table-cell>
          <table:table-cell table:style-name="ce1" office:value-type="float" office:value="6.38998" calcext:value-type="float">
            <text:p>6.38998</text:p>
          </table:table-cell>
          <table:table-cell table:style-name="ce1" office:value-type="string" calcext:value-type="string">
            <text:p>E48 1</text:p>
          </table:table-cell>
          <table:table-cell table:style-name="ce2" office:value-type="float" office:value="0.000924316" calcext:value-type="float">
            <text:p>9.24E-0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2</text:p>
          </table:table-cell>
          <table:table-cell office:value-type="float" office:value="6.389083" calcext:value-type="float">
            <text:p>6.389083</text:p>
          </table:table-cell>
          <table:table-cell office:value-type="string" calcext:value-type="string">
            <text:p>E12 2</text:p>
          </table:table-cell>
          <table:table-cell table:style-name="ce2" office:value-type="float" office:value="0.0000272976" calcext:value-type="float">
            <text:p>2.73E-05</text:p>
          </table:table-cell>
          <table:table-cell/>
          <table:table-cell office:value-type="string" calcext:value-type="string">
            <text:p>I24 2</text:p>
          </table:table-cell>
          <table:table-cell office:value-type="float" office:value="6.389058" calcext:value-type="float">
            <text:p>6.389058</text:p>
          </table:table-cell>
          <table:table-cell office:value-type="string" calcext:value-type="string">
            <text:p>E24 2</text:p>
          </table:table-cell>
          <table:table-cell office:value-type="float" office:value="0.00000171033" calcext:value-type="float">
            <text:p>1.71E-06</text:p>
          </table:table-cell>
          <table:table-cell/>
          <table:table-cell office:value-type="string" calcext:value-type="string">
            <text:p>I48 2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2</text:p>
          </table:table-cell>
          <table:table-cell table:style-name="ce2" office:value-type="float" office:value="0.000000106962" calcext:value-type="float">
            <text:p>1.07E-07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3</text:p>
          </table:table-cell>
          <table:table-cell office:value-type="float" office:value="6.389117" calcext:value-type="float">
            <text:p>6.389117</text:p>
          </table:table-cell>
          <table:table-cell office:value-type="string" calcext:value-type="string">
            <text:p>E12 3</text:p>
          </table:table-cell>
          <table:table-cell table:style-name="ce2" office:value-type="float" office:value="0.0000612178" calcext:value-type="float">
            <text:p>6.12E-05</text:p>
          </table:table-cell>
          <table:table-cell/>
          <table:table-cell office:value-type="string" calcext:value-type="string">
            <text:p>I24 3</text:p>
          </table:table-cell>
          <table:table-cell office:value-type="float" office:value="6.38906" calcext:value-type="float">
            <text:p>6.38906</text:p>
          </table:table-cell>
          <table:table-cell office:value-type="string" calcext:value-type="string">
            <text:p>E24 3</text:p>
          </table:table-cell>
          <table:table-cell office:value-type="float" office:value="0.00000384507" calcext:value-type="float">
            <text:p>3.85E-06</text:p>
          </table:table-cell>
          <table:table-cell/>
          <table:table-cell office:value-type="string" calcext:value-type="string">
            <text:p>I48 3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3</text:p>
          </table:table-cell>
          <table:table-cell table:style-name="ce2" office:value-type="float" office:value="0.000000240615" calcext:value-type="float">
            <text:p>2.41E-07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2 4</text:p>
          </table:table-cell>
          <table:table-cell table:style-name="ce2" office:value-type="float" office:value="0.000000285643" calcext:value-type="float">
            <text:p>2.86E-07</text:p>
          </table:table-cell>
          <table:table-cell/>
          <table:table-cell office:value-type="string" calcext:value-type="string">
            <text:p>I24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24 4</text:p>
          </table:table-cell>
          <table:table-cell office:value-type="float" office:value="0.00000000451197" calcext:value-type="float">
            <text:p>4.51E-09</text:p>
          </table:table-cell>
          <table:table-cell/>
          <table:table-cell office:value-type="string" calcext:value-type="string">
            <text:p>I48 4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4</text:p>
          </table:table-cell>
          <table:table-cell table:style-name="ce2" office:value-type="float" office:value="0.000000000070691" calcext:value-type="float">
            <text:p>7.07E-1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12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2 6</text:p>
          </table:table-cell>
          <table:table-cell table:style-name="ce2" office:value-type="float" office:value="0.00000000393646" calcext:value-type="float">
            <text:p>3.94E-09</text:p>
          </table:table-cell>
          <table:table-cell/>
          <table:table-cell office:value-type="string" calcext:value-type="string">
            <text:p>I24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24 6</text:p>
          </table:table-cell>
          <table:table-cell office:value-type="float" office:value="0.0000000000157812" calcext:value-type="float">
            <text:p>1.58E-11</text:p>
          </table:table-cell>
          <table:table-cell/>
          <table:table-cell office:value-type="string" calcext:value-type="string">
            <text:p>I48 6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48 6</text:p>
          </table:table-cell>
          <table:table-cell table:style-name="ce2" office:value-type="float" office:value="0.0000000000000603961" calcext:value-type="float">
            <text:p>6.04E-1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1</text:p>
          </table:table-cell>
          <table:table-cell office:value-type="float" office:value="6.389287" calcext:value-type="float">
            <text:p>6.389287</text:p>
          </table:table-cell>
          <table:table-cell office:value-type="string" calcext:value-type="string">
            <text:p>E96 1</text:p>
          </table:table-cell>
          <table:table-cell table:style-name="ce2" office:value-type="float" office:value="0.000231084" calcext:value-type="float">
            <text:p>2.31E-04</text:p>
          </table:table-cell>
          <table:table-cell/>
          <table:table-cell office:value-type="string" calcext:value-type="string">
            <text:p>I192 1</text:p>
          </table:table-cell>
          <table:table-cell office:value-type="float" office:value="6.389114" calcext:value-type="float">
            <text:p>6.389114</text:p>
          </table:table-cell>
          <table:table-cell office:value-type="string" calcext:value-type="string">
            <text:p>E192 1</text:p>
          </table:table-cell>
          <table:table-cell office:value-type="float" office:value="0.0000577713" calcext:value-type="float">
            <text:p>5.78E-05</text:p>
          </table:table-cell>
          <table:table-cell/>
          <table:table-cell office:value-type="string" calcext:value-type="string">
            <text:p>I384 1</text:p>
          </table:table-cell>
          <table:table-cell table:style-name="ce1" office:value-type="float" office:value="6.389071" calcext:value-type="float">
            <text:p>6.389071</text:p>
          </table:table-cell>
          <table:table-cell table:style-name="ce1" office:value-type="string" calcext:value-type="string">
            <text:p>E384 1</text:p>
          </table:table-cell>
          <table:table-cell table:style-name="ce2" office:value-type="float" office:value="0.0000144428" calcext:value-type="float">
            <text:p>1.44E-0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2</text:p>
          </table:table-cell>
          <table:table-cell table:style-name="ce2" office:value-type="float" office:value="0.00000000668616" calcext:value-type="float">
            <text:p>6.69E-09</text:p>
          </table:table-cell>
          <table:table-cell/>
          <table:table-cell office:value-type="string" calcext:value-type="string">
            <text:p>I192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2</text:p>
          </table:table-cell>
          <table:table-cell office:value-type="float" office:value="0.000000000417905" calcext:value-type="float">
            <text:p>4.18E-10</text:p>
          </table:table-cell>
          <table:table-cell/>
          <table:table-cell office:value-type="string" calcext:value-type="string">
            <text:p>I384 2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2</text:p>
          </table:table-cell>
          <table:table-cell table:style-name="ce2" office:value-type="float" office:value="0.0000000000261107" calcext:value-type="float">
            <text:p>2.61E-1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3</text:p>
          </table:table-cell>
          <table:table-cell table:style-name="ce2" office:value-type="float" office:value="0.0000000150431" calcext:value-type="float">
            <text:p>1.50E-08</text:p>
          </table:table-cell>
          <table:table-cell/>
          <table:table-cell office:value-type="string" calcext:value-type="string">
            <text:p>I192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3</text:p>
          </table:table-cell>
          <table:table-cell office:value-type="float" office:value="0.000000000940264" calcext:value-type="float">
            <text:p>9.40E-10</text:p>
          </table:table-cell>
          <table:table-cell/>
          <table:table-cell office:value-type="string" calcext:value-type="string">
            <text:p>I384 3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3</text:p>
          </table:table-cell>
          <table:table-cell table:style-name="ce2" office:value-type="float" office:value="0.0000000000587752" calcext:value-type="float">
            <text:p>5.88E-11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4</text:p>
          </table:table-cell>
          <table:table-cell table:style-name="ce2" office:value-type="float" office:value="0.00000000000110489" calcext:value-type="float">
            <text:p>1.10E-12</text:p>
          </table:table-cell>
          <table:table-cell/>
          <table:table-cell office:value-type="string" calcext:value-type="string">
            <text:p>I192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4</text:p>
          </table:table-cell>
          <table:table-cell office:value-type="float" office:value="0.0000000000000168754" calcext:value-type="float">
            <text:p>1.69E-14</text:p>
          </table:table-cell>
          <table:table-cell/>
          <table:table-cell office:value-type="string" calcext:value-type="string">
            <text:p>I384 4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4</text:p>
          </table:table-cell>
          <table:table-cell table:style-name="ce2" office:value-type="float" office:value="3.55271E-015" calcext:value-type="float">
            <text:p>3.55E-15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96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96 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I192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92 6</text:p>
          </table:table-cell>
          <table:table-cell office:value-type="float" office:value="1.77636E-015" calcext:value-type="float">
            <text:p>1.78E-15</text:p>
          </table:table-cell>
          <table:table-cell table:style-name="ce1"/>
          <table:table-cell office:value-type="string" calcext:value-type="string">
            <text:p>I384 6</text:p>
          </table:table-cell>
          <table:table-cell table:style-name="ce1" office:value-type="float" office:value="6.389056" calcext:value-type="float">
            <text:p>6.389056</text:p>
          </table:table-cell>
          <table:table-cell table:style-name="ce1" office:value-type="string" calcext:value-type="string">
            <text:p>E384 6</text:p>
          </table:table-cell>
          <table:table-cell table:style-name="ce2" office:value-type="float" office:value="8.88178E-016" calcext:value-type="float">
            <text:p>8.88E-16</text:p>
          </table:table-cell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768 1</text:p>
          </table:table-cell>
          <table:table-cell office:value-type="float" office:value="6.38906" calcext:value-type="float">
            <text:p>6.38906</text:p>
          </table:table-cell>
          <table:table-cell office:value-type="string" calcext:value-type="string">
            <text:p>E768 1</text:p>
          </table:table-cell>
          <table:table-cell table:style-name="ce2" office:value-type="float" office:value="0.00000361071" calcext:value-type="float">
            <text:p>3.61E-06</text:p>
          </table:table-cell>
          <table:table-cell/>
          <table:table-cell office:value-type="string" calcext:value-type="string">
            <text:p>I1536 1</text:p>
          </table:table-cell>
          <table:table-cell office:value-type="float" office:value="6.389057" calcext:value-type="float">
            <text:p>6.389057</text:p>
          </table:table-cell>
          <table:table-cell office:value-type="string" calcext:value-type="string">
            <text:p>E1536 1</text:p>
          </table:table-cell>
          <table:table-cell office:value-type="float" office:value="0.000000902678" calcext:value-type="float">
            <text:p>9.03E-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2</text:p>
          </table:table-cell>
          <table:table-cell table:style-name="ce2" office:value-type="float" office:value="0.0000000000016378" calcext:value-type="float">
            <text:p>1.64E-12</text:p>
          </table:table-cell>
          <table:table-cell/>
          <table:table-cell office:value-type="string" calcext:value-type="string">
            <text:p>I1536 2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2</text:p>
          </table:table-cell>
          <table:table-cell office:value-type="float" office:value="0.000000000000106581" calcext:value-type="float">
            <text:p>1.07E-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3</text:p>
          </table:table-cell>
          <table:table-cell table:style-name="ce2" office:value-type="float" office:value="0.00000000000366196" calcext:value-type="float">
            <text:p>3.66E-12</text:p>
          </table:table-cell>
          <table:table-cell/>
          <table:table-cell office:value-type="string" calcext:value-type="string">
            <text:p>I1536 3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3</text:p>
          </table:table-cell>
          <table:table-cell office:value-type="float" office:value="0.000000000000227374" calcext:value-type="float">
            <text:p>2.27E-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I1536 4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4</text:p>
          </table:table-cell>
          <table:table-cell office:value-type="float" office:value="8.88178E-016" calcext:value-type="float">
            <text:p>8.88E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768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768 6</text:p>
          </table:table-cell>
          <table:table-cell table:style-name="ce2" office:value-type="float" office:value="1.77636E-015" calcext:value-type="float">
            <text:p>1.78E-15</text:p>
          </table:table-cell>
          <table:table-cell/>
          <table:table-cell office:value-type="string" calcext:value-type="string">
            <text:p>I1536 6</text:p>
          </table:table-cell>
          <table:table-cell office:value-type="float" office:value="6.389056" calcext:value-type="float">
            <text:p>6.389056</text:p>
          </table:table-cell>
          <table:table-cell office:value-type="string" calcext:value-type="string">
            <text:p>E1536 6</text:p>
          </table:table-cell>
          <table:table-cell office:value-type="float" office:value="7.99361E-015" calcext:value-type="float">
            <text:p>7.99E-1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1" table:number-columns-repeated="2"/>
          <table:table-cell/>
          <table:table-cell table:style-name="ce1" table:number-columns-repeated="2"/>
          <table:table-cell table:number-columns-repeated="6"/>
        </table:table-row>
        <table:table-row table:style-name="ro1" table:number-rows-repeated="4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8:36:37.786042020</meta:creation-date>
    <dc:date>2017-05-09T19:58:49.995360643</dc:date>
    <meta:editing-duration>PT59M40S</meta:editing-duration>
    <meta:editing-cycles>9</meta:editing-cycles>
    <meta:generator>LibreOffice/5.1.6.2$Linux_X86_64 LibreOffice_project/10m0$Build-2</meta:generator>
    <meta:document-statistic meta:table-count="1" meta:cell-count="164" meta:object-count="0"/>
  </office:meta>
</office:document-meta>
</file>